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1" svg:font-family="Helvetica, Arial"/>
    <style:font-face style:name="Helvetica" svg:font-family="Helvetica, 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loext:graphic-properties draw:fill="solid" draw:fill-color="#fffffe" draw:opacity="100%"/>
      <style:paragraph-properties fo:margin-left="0cm" fo:margin-right="0cm" fo:margin-top="0cm" fo:margin-bottom="0.265cm" loext:contextual-spacing="false" style:line-height-at-least="0.423cm" fo:orphans="2" fo:widows="2" fo:text-indent="0cm" style:auto-text-indent="false" fo:background-color="#fffffe" fo:padding="0cm" fo:border="none"/>
      <style:text-properties fo:font-variant="normal" fo:text-transform="none" fo:color="#000000" style:font-name="Helvetica" fo:font-size="10.5pt" fo:letter-spacing="normal" fo:font-style="normal" fo:font-weight="normal"/>
    </style:style>
    <style:style style:name="P2" style:family="paragraph" style:parent-style-name="Heading_20_3">
      <loext:graphic-properties draw:fill="solid" draw:fill-color="#fffffe" draw:opacity="100%"/>
      <style:paragraph-properties fo:margin-left="0cm" fo:margin-right="0cm" fo:margin-top="0.529cm" fo:margin-bottom="0.238cm" loext:contextual-spacing="false" fo:orphans="2" fo:widows="2" fo:text-indent="0cm" style:auto-text-indent="false" fo:background-color="#fffffe" fo:padding="0cm" fo:border="none"/>
      <style:text-properties fo:font-variant="normal" fo:text-transform="none" fo:color="#000000" style:font-name="Helvetica" fo:font-size="12pt" fo:letter-spacing="normal" fo:font-style="normal"/>
    </style:style>
    <style:style style:name="P3" style:family="paragraph" style:parent-style-name="Heading_20_1">
      <style:text-properties fo:font-variant="normal" fo:text-transform="none" fo:color="#000000" style:font-name="Helvetica" fo:font-size="13.5pt" fo:letter-spacing="normal" fo:font-style="normal"/>
    </style:style>
    <style:style style:name="P4" style:family="paragraph">
      <style:paragraph-properties fo:margin-left="0cm" fo:margin-right="0cm" fo:margin-top="0cm" fo:margin-bottom="0.265cm" style:line-height-at-least="0.423cm" fo:text-indent="0cm"/>
      <style:text-properties fo:color="#000000" style:font-name="Helvetica1" fo:font-size="10.5pt" style:font-name-complex="Helvetica1"/>
    </style:style>
    <style:style style:name="P5"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color="#ce181e"/>
    </style:style>
    <style:style style:name="T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lv" fo:country="LV"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ext:a xlink:type="simple" xlink:href="https://rockingsoccer.com/lv/futbols/help/home/category-11/article-40" text:style-name="Internet_20_link" text:visited-style-name="Visited_20_Internet_20_Link">https://rockingsoccer.com/lv/futbols/help/home/category-11/article-40</text:a></text:h>
      <text:h text:style-name="P3" text:outline-level="1">Spēles pamati: Botu komanda</text:h>
      <text:p text:style-name="P1">Komandas, kurām nav cilvēku menedžera, tiek sauktas par Botu komandām. Šīs komandas vada dators ar pamata līmeni.</text:p>
      <text:h text:style-name="P2" text:outline-level="3">Infrastruktūra</text:h>
      <text:p text:style-name="P1">Vienīgā botu komandu infrastruktūra ir 5. līmeņa Treniņu bāze. Šeit botu spēlētāji saņem pieredzi un viņiem tiek trenētas trenējamās prasmes.</text:p>
      <text:p text:style-name="P1">Kad Botu komandu pārņem jauns menedžeris, tad treniņu bāze tiek aizvākta. Tava komanda arī bija Botu komanda pirms tu pievienojies.</text:p>
      <text:p text:style-name="P1">Ja menedžeris pamet stipri attīstītu komandu, tad netiek nojauktas infrastruktūras celtnes. Tās paliek Botu komandas rīcībā, bet netiek izmantotas. Šādas komandas jaunie menedžeri nevar izvēlēties, bet pieredzējušie menedžeri var iegūt savā īpašumā šādu komandu. Ja tā notiek, tad infrastruktūras celtnes netiek nojauktas, bet var gadīties ka kāda no celtnēm zaudē vienu līmeni.</text:p>
      <text:h text:style-name="P2" text:outline-level="3">Finanses</text:h>
      <text:p text:style-name="P1">Botu komandai ir minimāli ienākumi. Sponsoru maksājumi knapi nosedz spēlētāju algas un treniņu bāzes uzturēšanu. Visu atlikušo saņem Botu komandas menedžeris. Tādējādi Botu komandas nespēj iekrāt brīvos līdzekļus.</text:p>
      <text:p text:style-name="P1">Šīm komandām ir savs transfēru budžets. Ja Botu komanda pārdod spēlētāju, tad naudu pievieno transfēru budžetam Tādējādi Botu komanda var iegādāties vienu vai vairākus spēlētājus par tirgus cenu. Kad jauns menedžeris pārņem komandu, tad transfēra budžets saglabājas un ar to var rīkoties kā jaunais <text:span text:style-name="T1"><office:annotation office:name="__Annotation__1_3948011212"><dc:creator>Nezināms autors</dc:creator><dc:date>2018-11-11T16:11:43.422000000</dc:date><text:p text:style-name="P4"><text:span text:style-name="T2">menedžeris</text:span></text:p></office:annotation></text:span><text:span text:style-name="T1">menedžers</text:span><office:annotation-end office:name="__Annotation__1_3948011212"/> vēlas.</text:p>
      <text:h text:style-name="P2" text:outline-level="3">Taktika</text:h>
      <text:p text:style-name="P1">Botu komanda var izvēlēties dažādas taktikas atkarībā no komandas spēka. Tas ir līdzīgi kā ar "automātiski" sastāva izveidē.</text:p>
      <text:h text:style-name="P2" text:outline-level="3">Transfēri</text:h>
      <text:p text:style-name="P1">Pastāv iespēja izteikt piedāvājumus Botu komandas spēlētājiem. <office:annotation office:name="__Annotation__3_3948011212"><dc:creator>Nezināms autors</dc:creator><dc:date>2018-11-11T16:12:15.127000000</dc:date><text:p text:style-name="P4"><text:span text:style-name="T2">Iesakām</text:span></text:p></office:annotation>Iesakam<office:annotation-end office:name="__Annotation__3_3948011212"/> izlasīt transfēru sadaļu lai uzzinātu vairāk par šādu iespēju. Bet galvenais <office:annotation office:name="__Annotation__14_3948011212"><dc:creator>Nezināms autors</dc:creator><dc:date>2018-11-11T16:18:03.814000000</dc:date><text:p text:style-name="P4"><text:span text:style-name="T2">ir tas, ka pastāv maza varbūtība, ka Botu</text:span></text:p></office:annotation>ir tas ka maza iespēja ka Botu<office:annotation-end office:name="__Annotation__14_3948011212"/> komanda pārdos savu labāko vārtsargu, aizsargu, pussargu <office:annotation office:name="__Annotation__15_3948011212"><dc:creator>Nezināms autors</dc:creator><dc:date>2018-11-11T16:20:10.671000000</dc:date><text:p text:style-name="P5"><text:span text:style-name="T2">vai</text:span></text:p></office:annotation>un<office:annotation-end office:name="__Annotation__15_3948011212"/> uzbrucēju. Bet Botu komanda labāk šķirtos no ārzemnieka kā vietējā spēlētāja.</text:p>
      <text:p text:style-name="P1">Botu komanda var nopirkt vai arī īrēt <office:annotation office:name="__Annotation__16_3948011212"><dc:creator>Nezināms autors</dc:creator><dc:date>2018-11-11T16:20:31.431000000</dc:date><text:p text:style-name="P5"><text:span text:style-name="T2">komats</text:span></text:p></office:annotation>spēlētāju kuru<office:annotation-end office:name="__Annotation__16_3948011212"/> tu esi izlicis pārdošanā/īrēšanā, bet viņi šādi <office:annotation office:name="__Annotation__17_3948011212"><dc:creator>Nezināms autors</dc:creator><dc:date>2018-11-11T16:20:59.031000000</dc:date><text:p text:style-name="P5"><text:span text:style-name="T2">komats</text:span></text:p></office:annotation>rīkojas ja<office:annotation-end office:name="__Annotation__17_3948011212"/> neviens menedžeris nevēlas pirkt/īrēt šo spēlētāju. Viņi piedāvās zemāku cenu kā tu vēlējies, lai pats izlemtu pārdot vai nē.</text:p>
      <text:p text:style-name="P1">Botu komanda vienmēr piedāvās 40-60% no spēlētāja tirgus vērtības. Botu komandu nesatrauc prasītās naudas lielums.</text:p>
      <text:p text:style-name="P1">Botu komandas var arī pārdot spēlētājus <office:annotation office:name="__Annotation__32_3948011212"><dc:creator>Nezināms autors</dc:creator><dc:date>2018-11-11T16:22:22.951000000</dc:date><text:p text:style-name="P4"><text:span text:style-name="T2">bankai, lai </text:span></text:p></office:annotation>bankai, .lai <office:annotation-end office:name="__Annotation__32_3948011212"/>iegūtu papildu finanses. Atšķirībā no menedžeru komandām, botu komandas pārdod spēlētājus bankai tieši, bez izlikšanas transfēru sarakstā.</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1" svg:font-family="Helvetica, Arial"/>
    <style:font-face style:name="Helvetica" svg:font-family="Helvetica, 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lv" fo:country="LV"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lv" fo:country="LV"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1T16:11:27.568000000</meta:creation-date>
    <dc:date>2018-11-11T16:26:20.532000000</dc:date>
    <meta:editing-duration>PT4M42S</meta:editing-duration>
    <meta:editing-cycles>2</meta:editing-cycles>
    <meta:generator>LibreOffice/6.0.2.1$Windows_X86_64 LibreOffice_project/f7f06a8f319e4b62f9bc5095aa112a65d2f3ac89</meta:generator>
    <meta:document-statistic meta:table-count="0" meta:image-count="0" meta:object-count="0" meta:page-count="1" meta:paragraph-count="17" meta:word-count="332" meta:character-count="2407" meta:non-whitespace-character-count="2092"/>
  </office:meta>
</office:document-meta>
</file>